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ffffff" officeooo:rsid="000ee4e6" officeooo:paragraph-rsid="000ee4e6"/>
    </style:style>
    <style:style style:name="P2" style:family="paragraph" style:parent-style-name="Text_20_body">
      <style:paragraph-properties fo:text-align="start" style:justify-single-word="false"/>
      <style:text-properties fo:color="#111111" officeooo:rsid="000ee4e6" officeooo:paragraph-rsid="000ee4e6"/>
    </style:style>
    <style:style style:name="P3" style:family="paragraph" style:parent-style-name="Text_20_body">
      <style:paragraph-properties>
        <style:tab-stops>
          <style:tab-stop style:position="4.339cm"/>
        </style:tab-stops>
      </style:paragraph-properties>
      <style:text-properties style:use-window-font-color="true" officeooo:rsid="000ee4e6" officeooo:paragraph-rsid="000ee4e6"/>
    </style:style>
    <style:style style:name="P4" style:family="paragraph" style:parent-style-name="Text_20_body">
      <style:paragraph-properties fo:text-align="start" style:justify-single-word="false"/>
      <style:text-properties style:use-window-font-color="true" officeooo:rsid="000fc41c" officeooo:paragraph-rsid="000fc41c"/>
    </style:style>
    <style:style style:name="P5" style:family="paragraph" style:parent-style-name="Text_20_body">
      <style:paragraph-properties fo:text-align="start" style:justify-single-word="false"/>
      <style:text-properties officeooo:paragraph-rsid="000efc21"/>
    </style:style>
    <style:style style:name="P6" style:family="paragraph" style:parent-style-name="Standard">
      <style:text-properties officeooo:rsid="000ee4e6" officeooo:paragraph-rsid="000ee4e6"/>
    </style:style>
    <style:style style:name="P7" style:family="paragraph" style:parent-style-name="Subtitle">
      <style:paragraph-properties fo:text-align="start" style:justify-single-word="false"/>
      <style:text-properties fo:color="#3fbdbe" officeooo:rsid="000ee4e6" officeooo:paragraph-rsid="000ee4e6"/>
    </style:style>
    <style:style style:name="P8" style:family="paragraph" style:parent-style-name="Subtitle">
      <style:paragraph-properties fo:text-align="start" style:justify-single-word="false"/>
      <style:text-properties fo:color="#3fbdbe" officeooo:rsid="000efc21" officeooo:paragraph-rsid="000efc21"/>
    </style:style>
    <style:style style:name="P9" style:family="paragraph" style:parent-style-name="Text_20_body" style:list-style-name="L1">
      <style:paragraph-properties fo:text-align="start" style:justify-single-word="false"/>
      <style:text-properties fo:color="#111111" officeooo:rsid="000ee4e6" officeooo:paragraph-rsid="000ee4e6"/>
    </style:style>
    <style:style style:name="T1" style:family="text">
      <style:text-properties officeooo:rsid="000efc21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01e74"/>
    </style:style>
    <style:style style:name="T4" style:family="text">
      <style:text-properties style:use-window-font-color="true" officeooo:rsid="00113531"/>
    </style:style>
    <style:style style:name="T5" style:family="text">
      <style:text-properties fo:color="#2bd0d2"/>
    </style:style>
    <style:style style:name="T6" style:family="text">
      <style:text-properties fo:color="#2bd0d2" officeooo:rsid="000efc21"/>
    </style:style>
    <style:style style:name="T7" style:family="text">
      <style:text-properties officeooo:rsid="00101e74"/>
    </style:style>
    <style:style style:name="T8" style:family="text">
      <style:text-properties officeooo:rsid="00113531"/>
    </style:style>
    <style:style style:name="T9" style:family="text">
      <style:text-properties officeooo:rsid="0011e8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nnenblumenkernkekse</text:p>
      <text:p text:style-name="P6"/>
      <text:p text:style-name="P7">Zutaten:</text:p>
      <text:list xml:id="list3623824530" text:style-name="L1">
        <text:list-item>
          <text:p text:style-name="P9"><text:span text:style-name="T8">450</text:span>g <text:s/>Sonnenblumenkerne</text:p>
        </text:list-item>
        <text:list-item>
          <text:p text:style-name="P9"><text:span text:style-name="T8">200</text:span>g <text:s/>Mandeln, (gehackt)</text:p>
        </text:list-item>
        <text:list-item>
          <text:p text:style-name="P9">3 Eier</text:p>
        </text:list-item>
        <text:list-item>
          <text:p text:style-name="P9">3<text:span text:style-name="T8">50</text:span>g <text:s/><text:span text:style-name="T1">Rohrzucker</text:span></text:p>
        </text:list-item>
      </text:list>
      <text:p text:style-name="P2"/>
      <text:p text:style-name="P8">Zubereitun<text:span text:style-name="T5">g:</text:span></text:p>
      <text:p text:style-name="P4"/>
      <text:p text:style-name="P4">Na?! Bist du auch Hobbylos und kannst auch nicht Backen? Herzlichen Glückwunsch, du bist einfach nutzlos und jetzt kannst <text:span text:style-name="T7">du</text:span> dich aufhängen gehen oder dich nützlich machen und <text:span text:style-name="T9">die</text:span> <text:span text:style-name="T9">leckere <text:s text:c="2"/>Sonnenblumenkernkekse backen</text:span><text:span text:style-name="T6">.</text:span></text:p>
      <text:p text:style-name="P5"><text:span text:style-name="T2">Die </text:span><text:span text:style-name="T3">nackten</text:span><text:span text:style-name="T2"> Eier trennen und das Eigelb schaumig rühren. Danach den </text:span><text:span text:style-name="T3">sweeten Rohrz</text:span><text:span text:style-name="T2">ucker unterrühren und anschließend die </text:span><text:span text:style-name="T3">reifen </text:span><text:span text:style-name="T2">Sonnenblumenkerne und die </text:span><text:span text:style-name="T3">alten </text:span><text:span text:style-name="T2">Mandeln dazugeben. Als letztes das </text:span><text:span text:style-name="T3">weiße </text:span><text:span text:style-name="T2">Eiweiß zu Eischnee schlagen und unterheben. Kleine Häufchen auf ein Backblech geben. </text:span><text:span text:style-name="T3">Die coolen Keksen bei 1</text:span><text:span text:style-name="T4">5</text:span><text:span text:style-name="T3">0 °C 10 Minuten backen .</text:span></text:p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0:08:57.893000000</meta:creation-date>
    <dc:date>2018-03-01T18:47:59.004000000</dc:date>
    <meta:editing-duration>PT10M42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9" meta:word-count="98" meta:character-count="666" meta:non-whitespace-character-count="576"/>
  </office:meta>
</office:document-meta>
</file>